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in paar Anmerkungen zu dem Feld:</text:p>
      <text:p text:style-name="Standard">string[] passiveEffects;</text:p>
      <text:p text:style-name="Standard"/>
      <text:p text:style-name="Standard">Jeder PassiveEffects-String ist folgendermaßen Aufgebaut:</text:p>
      <text:p text:style-name="Standard"/>
      <text:p text:style-name="Standard">[add/block/counter] [ValueName] [SourceType] [Order] (Value)(%%)</text:p>
      <text:p text:style-name="Standard"/>
      <text:p text:style-name="Standard">Add=Verbessert oder Gewährt den nachfolgenden Wert, bzw. Den Status.</text:p>
      <text:p text:style-name="Standard">Block=Blockiert Boni mit geringer Order("Healing-Block")</text:p>
      <text:p text:style-name="Standard">Counter=Bei Konkurrierenden Proben kann ein Counter jedes Add derselben Kategorie mit geringer Order für die Probe aufheben.</text:p>
      <text:p text:style-name="Standard"/>
      <text:p text:style-name="Standard">ValueName=Name des zu veränderen Wertes</text:p>
      <text:p text:style-name="Standard"/>
      <text:p text:style-name="Standard">SourceType=Gibt die Herkunft(z.B. Magisch, Göttlich) des Effekts an. Ist ein "/" angegben, so gilt es als Universell. Bei Blocks und Counters wird so nur die Order betrachtet, können die Effekte Stacken.</text:p>
      <text:p text:style-name="Standard"/>
      <text:p text:style-name="Standard">Order=Bei Effekten derselben Herkunft zählt immer derjenige mit der höchsten Order.</text:p>
      <text:p text:style-name="Standard"/>
      <text:p text:style-name="Standard">Value=Optionaler Wert für Zahlenwerte der die Modifikation angibt.</text:p>
      <text:p text:style-name="Standard"/>
      <text:p text:style-name="Standard">%=Gibt an das es sich nicht um einen absoluten Wert sondern einen Multiplikativen Wert handelst.</text:p>
      <text:p text:style-name="Standard"/>
      <text:p text:style-name="Standard">Bei der Berechnung des Gesamtwertes werden zuerst Absolute Werte zusammengerechnet und danach mit den % Werten verechnet werden!</text:p>
      <text:p text:style-name="Standard"/>
      <text:p text:style-name="Standard">[supress] [Category/SourceTyp] [Name] [Order] [SourceTyp]</text:p>
      <text:p text:style-name="Standard"/>
      <text:p text:style-name="Standard">Pausiert entweder eine Kategorie oder Effekte bestimmter Quelle die unterhalb der Order liegen</text:p>
      <text:p text:style-name="Standard">Soucetyp bestimmt für Suppress Effekte die herkunft.</text:p>
      <text:p text:style-name="Standard">ORDER: Ein Effekt kann nur einen Supress haben</text:p>
      <text:p text:style-name="Standard"/>
      <text:p text:style-name="Standard">[protectagainst] [Category] [Name] [Order] [SourceTyp]</text:p>
      <text:p text:style-name="Standard"/>
      <text:p text:style-name="Standard">Verhindert die "Infektion" mit einem Effekt aus der entsprechenden Kategorie, sofern er eine geringer Order hat. SourceTyp gibt für supress an</text:p>
      <text:p text:style-name="P1">Aktive Effekte</text:p>
      <text:p text:style-name="Standard">Ablauf:</text:p>
      <text:p text:style-name="Standard">Jeder Effekt erstellt für jeden seiner ActiveEffectStrings in einem statischen Dienst ein Script-Objekt. Dieses empfängt von allen notwendigen Quellen Signale, über mögliche Trigger, überprüft diese mit den eingestellten Triggern und führt wenn Notwendig den angehängten Script aus.</text:p>
      <text:p text:style-name="Standard"/>
      <text:p text:style-name="Standard">Aufbau:</text:p>
      <text:p text:style-name="Standard">[TriggerBlock]</text:p>
      <text:p text:style-name="Standard">"EndBlock"</text:p>
      <text:p text:style-name="Standard">[VaribleBlock]</text:p>
      <text:p text:style-name="Standard">"EndBlock"</text:p>
      <text:p text:style-name="Standard">[Anweisungen]</text:p>
      <text:p text:style-name="Standard">"EndBlock"</text:p>
      <text:p text:style-name="Standard"/>
      <text:p text:style-name="Standard">Trigger</text:p>
      <text:p text:style-name="Standard">An Allen möglic</text:p>
      <text:p text:style-name="Standard"/>
      <text:p text:style-name="Standard">Triggermöglichkeiten</text:p>
      <text:p text:style-name="Standard">Activate=Situationsabhänig. Wird meist bei AOE-Triggern verwendet. z.B. Alarm</text:p>
      <text:p text:style-name="Standard">Intervall (Sekunden)=Aktivierung in Regelmäßigen Abständen</text:p>
      <text:p text:style-name="Standard">TakeDamageCreature -&gt;Source -&gt;Ammount=Aktivierung wenn Schaden genommen wird(Der nicht als Heilung gewertet wird) und eine Creature als Ursache hat</text:p>
      <text:p text:style-name="Standard">TakeDamage</text:p>
      <text:p text:style-name="Standard">TakeHealing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H5M39S</meta:editing-duration>
    <meta:editing-cycles>15</meta:editing-cycles>
    <meta:generator>OpenOffice/4.1.1$Win32 OpenOffice.org_project/411m6$Build-9775</meta:generator>
    <dc:date>2015-04-12T19:13:33.26</dc:date>
    <dc:creator>Jordan Eichner</dc:creator>
    <meta:document-statistic meta:table-count="0" meta:image-count="0" meta:object-count="0" meta:page-count="2" meta:paragraph-count="37" meta:word-count="281" meta:character-count="2212"/>
    <meta:user-defined meta:name="Info 1"/>
    <meta:user-defined meta:name="Info 2"/>
    <meta:user-defined meta:name="Info 3"/>
    <meta:user-defined meta:name="Info 4"/>
  </office:meta>
</office:document-meta>
</file>